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01cm" draw:stroke-linejoin="miter" draw:fill="solid" draw:fill-color="#ffd740"/>
    </style:style>
    <style:style style:name="gr2" style:family="graphic" style:parent-style-name="standard">
      <style:graphic-properties draw:stroke="none" svg:stroke-width="0.001cm" draw:stroke-linejoin="miter" draw:fill="solid" draw:fill-color="#006633" draw:textarea-horizontal-align="center" draw:textarea-vertical-align="middle"/>
    </style:style>
    <style:style style:name="gr3" style:family="graphic" style:parent-style-name="standard">
      <style:graphic-properties draw:stroke="none" draw:marker-start="" draw:fill-color="#cc0066" draw:textarea-horizontal-align="justify" draw:textarea-vertical-align="middle" draw:auto-grow-height="false" fo:min-height="14.547cm" fo:min-width="14.297cm"/>
    </style:style>
    <style:style style:name="gr4" style:family="graphic" style:parent-style-name="standard">
      <style:graphic-properties draw:stroke="none" draw:fill-color="#cc0066" draw:textarea-horizontal-align="justify" draw:textarea-vertical-align="middle" draw:auto-grow-height="false" fo:min-height="18.944cm" fo:min-width="1.376cm"/>
    </style:style>
    <style:style style:name="P1" style:family="paragraph">
      <loext:graphic-properties draw:fill="solid" draw:fill-color="#ffd740"/>
    </style:style>
    <style:style style:name="P2" style:family="paragraph">
      <loext:graphic-properties draw:fill="solid" draw:fill-color="#006633"/>
      <style:paragraph-properties fo:text-align="center"/>
    </style:style>
    <style:style style:name="P3" style:family="paragraph">
      <loext:graphic-properties draw:fill-color="#cc0066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6.941cm" svg:height="6.431cm" draw:transform="skewX (0.000174532925199279) rotate (0.785398163397448) translate (1.56292158990636cm 13.5966095412201cm)" svg:viewBox="0 0 16942 6432" svg:d="M16730 3407c-2133-2127-5036-3407-8232-3407-3251 0-6154 1280-8286 3407-132 108-212 299-212 491 0 218 80 381 212 518l1734 1799c133 109 319 217 531 217 160 0 347-81 479-217 561-546 1173-982 1866-1336 239-109 399-355 399-655l-1-2262c1014-327 2106-518 3278-518 1118 0 2210 191 3223 518l1 2262c0 300 160 546 398 655 694 354 1333 790 1867 1336 132 136 319 217 479 217 212 0 398-108 533-217l1731-1799c133-137 212-300 212-518 0-192-80-383-212-491z">
            <text:p/>
          </draw:path>
          <draw:path draw:style-name="gr2" draw:text-style-name="P2" draw:layer="layout" svg:width="16.941cm" svg:height="5.836cm" draw:transform="skewX (-0.000174532925199421) rotate (0.785398163397448) translate (1.5619593709738cm 13.5975717601526cm)" svg:viewBox="0 0 16942 5837" svg:d="M11727 3407h-5v-1445c-1013-327-2106-518-3223-518-1172 0-2265 191-3278 518v1473c-1407 535-2635 1356-3639 2402l-1370-1421c-132-137-212-300-212-518 0-192 80-383 212-491 2133-2127 5037-3407 8287-3407 3196 0 6099 1280 8231 3407 133 108 212 299 212 491 0 218-80 381-212 518l-1345 1396c-1008-1051-2240-1872-3658-2405z">
            <text:p/>
          </draw:path>
        </draw:g>
        <draw:custom-shape draw:style-name="gr3" draw:text-style-name="P3" draw:layer="layout" svg:width="20.925cm" svg:height="20.925cm" svg:x="0.075cm" svg:y="0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632.265130231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3" draw:layer="layout" svg:width="1.876cm" svg:height="19.194cm" draw:transform="rotate (0.785398163397448) translate (3.399cm 4.581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06T14:53:25.835000000</dc:date>
    <meta:editing-duration>PT1H8M1S</meta:editing-duration>
    <meta:editing-cycles>8</meta:editing-cycles>
    <meta:generator>LibreOffice/5.2.4.2$Windows_X86_64 LibreOffice_project/3d5603e1122f0f102b62521720ab13a38a4e0eb0</meta:generator>
    <meta:document-statistic meta:object-count="5"/>
  </office:meta>
</office:document-meta>
</file>